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3d3d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6.925in" style:rel-column-width="997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3d3d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6.925in" style:rel-column-width="997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3d3d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line-height="100%" fo:text-align="start" style:justify-single-word="false"/>
      <style:text-properties fo:color="#d4d4d4" style:text-outline="false" style:text-line-through-style="none" style:text-line-through-type="none" style:font-name="Droid Sans Mono" fo:font-size="10pt" fo:font-style="normal" fo:text-shadow="none" style:text-underline-style="none" fo:font-weight="normal" fo:background-color="#1e1e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margin-top="0in" fo:margin-bottom="0in" loext:contextual-spacing="true" fo:line-height="100%"/>
      <style:text-properties fo:color="#d4d4d4" style:font-name="Droid Sans Mono" fo:font-size="10pt" fo:font-weight="normal" fo:background-color="#1e1e1e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true" fo:line-height="100%"/>
      <style:text-properties fo:color="#d4d4d4" fo:font-size="10pt" fo:background-color="#1e1e1e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true" fo:line-height="100%"/>
      <style:text-properties fo:color="#d4d4d4"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true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true" fo:line-height="100%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officeooo:paragraph-rsid="000ef9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italic" fo:text-shadow="none" style:text-underline-style="none" fo:font-weight="normal" officeooo:paragraph-rsid="000ef9b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0ef9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ext_20_body">
      <style:paragraph-properties fo:margin-top="0in" fo:margin-bottom="0in" loext:contextual-spacing="true" fo:line-height="100%" fo:break-before="page"/>
      <style:text-properties officeooo:paragraph-rsid="000dea9e"/>
    </style:style>
    <style:style style:name="P13" style:family="paragraph" style:parent-style-name="Text_20_body">
      <style:paragraph-properties fo:margin-top="0in" fo:margin-bottom="0in" loext:contextual-spacing="true" fo:line-height="100%" fo:break-before="page"/>
      <style:text-properties officeooo:rsid="000dea9e" officeooo:paragraph-rsid="000dea9e"/>
    </style:style>
    <style:style style:name="P14" style:family="paragraph" style:parent-style-name="Text_20_body">
      <style:paragraph-properties fo:margin-top="0in" fo:margin-bottom="0in" loext:contextual-spacing="true" fo:line-height="100%"/>
      <style:text-properties officeooo:paragraph-rsid="000ef9b9"/>
    </style:style>
    <style:style style:name="P15" style:family="paragraph" style:parent-style-name="Text_20_body">
      <style:paragraph-properties fo:margin-top="0in" fo:margin-bottom="0in" loext:contextual-spacing="true" fo:line-height="100%"/>
      <style:text-properties officeooo:rsid="000dea9e" officeooo:paragraph-rsid="000ef9b9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weight="normal"/>
    </style:style>
    <style:style style:name="T3" style:family="text">
      <style:text-properties fo:color="#c586c0" style:font-name="Droid Sans Mono" fo:font-weight="normal" fo:background-color="#1e1e1e" loext:char-shading-value="0"/>
    </style:style>
    <style:style style:name="T4" style:family="text">
      <style:text-properties fo:color="#d4d4d4" fo:background-color="#1e1e1e" loext:char-shading-value="0"/>
    </style:style>
    <style:style style:name="T5" style:family="text">
      <style:text-properties fo:color="#569cd6"/>
    </style:style>
    <style:style style:name="T6" style:family="text">
      <style:text-properties fo:color="#569cd6" style:font-name="Droid Sans Mono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weight="normal"/>
    </style:style>
    <style:style style:name="T9" style:family="text">
      <style:text-properties fo:color="#dcdcaa" style:font-name="Droid Sans Mono" fo:font-weight="normal" fo:background-color="#1e1e1e" loext:char-shading-value="0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weight="normal"/>
    </style:style>
    <style:style style:name="T12" style:family="text">
      <style:text-properties fo:color="#6a9955"/>
    </style:style>
    <style:style style:name="T13" style:family="text">
      <style:text-properties fo:color="#6a9955" style:font-name="Droid Sans Mono" fo:font-weight="normal"/>
    </style:style>
    <style:style style:name="T14" style:family="text">
      <style:text-properties style:font-name="Droid Sans Mono" fo:font-weight="normal"/>
    </style:style>
    <style:style style:name="T15" style:family="text">
      <style:text-properties style:font-name="Droid Sans Mono" fo:font-weight="normal" fo:background-color="#1e1e1e" loext:char-shading-value="0"/>
    </style:style>
    <style:style style:name="T16" style:family="text">
      <style:text-properties fo:color="#4ec9b0" style:font-name="Droid Sans Mono" fo:font-weight="normal"/>
    </style:style>
    <style:style style:name="T17" style:family="text">
      <style:text-properties fo:color="#ce9178" style:font-name="Droid Sans Mono" fo:font-weight="normal"/>
    </style:style>
    <style:style style:name="T18" style:family="text">
      <style:text-properties fo:color="#ce9178" style:font-name="Droid Sans Mono" fo:font-weight="normal" fo:background-color="#1e1e1e" loext:char-shading-value="0"/>
    </style:style>
    <style:style style:name="T19" style:family="text">
      <style:text-properties fo:background-color="#1e1e1e" loext:char-shading-value="0"/>
    </style:style>
    <style:style style:name="T20" style:family="text">
      <style:text-properties officeooo:rsid="000dea9e"/>
    </style:style>
    <style:style style:name="T21" style:family="text">
      <style:text-properties officeooo:rsid="000ef9b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33a37" style:font-style-asian="italic" style:font-weight-asian="bold" style:font-style-complex="italic" style:font-weight-complex="bold"/>
    </style:style>
    <style:style style:name="T25" style:family="text">
      <style:text-properties officeooo:rsid="0011a95f"/>
    </style:style>
    <style:style style:name="T26" style:family="text">
      <style:text-properties fo:color="#000000" style:text-outline="false" style:text-line-through-style="none" style:text-line-through-type="none" style:font-name="Free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FreeMon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FreeMono" fo:font-size="9pt" fo:font-style="italic" fo:text-shadow="none" style:text-underline-style="none" fo:font-weight="bold" officeooo:rsid="0011a95f" style:font-size-asian="9pt" style:font-style-asian="italic" style:font-weight-asian="bold" style:font-size-complex="9pt" style:font-style-complex="italic" style:font-weight-complex="bold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FreeMono" fo:font-size="9pt" fo:font-style="italic" fo:text-shadow="none" style:text-underline-style="none" fo:font-weight="bold" officeooo:rsid="00133a37" style:font-size-asian="9pt" style:font-style-asian="italic" style:font-weight-asian="bold" style:font-size-complex="9pt" style:font-style-complex="italic" style:font-weight-complex="bold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Free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FreeMono" fo:font-size="8pt" fo:font-style="italic" fo:text-shadow="none" style:text-underline-style="none" fo:font-weight="bold" officeooo:rsid="00133a37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FreeMono" fo:font-size="8pt" fo:font-style="italic" fo:text-shadow="none" style:text-underline-style="none" fo:font-weight="bold" officeooo:rsid="0011a95f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FreeMono" fo:font-size="8pt" fo:font-style="italic" fo:text-shadow="none" style:text-underline-style="none" fo:font-weight="bold" officeooo:rsid="0014b76d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FreeMono" fo:font-size="8pt" fo:font-style="italic" fo:text-shadow="none" style:text-underline-style="none" fo:font-weight="bold" officeooo:rsid="001677c8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FreeMono" fo:font-size="8pt" fo:font-style="italic" fo:text-shadow="none" style:text-underline-style="none" fo:font-weight="bold" officeooo:rsid="00180c74" style:font-size-asian="8pt" style:font-style-asian="italic" style:font-weight-asian="bold" style:font-size-complex="8pt" style:font-style-complex="italic" style:font-weight-complex="bold" style:text-overline-style="none" style:text-overline-color="font-color"/>
    </style:style>
    <style:style style:name="T36" style:family="text">
      <style:text-properties officeooo:rsid="00133a37"/>
    </style:style>
    <style:style style:name="T37" style:family="text">
      <style:text-properties officeooo:rsid="0014b76d"/>
    </style:style>
    <style:style style:name="T38" style:family="text">
      <style:text-properties officeooo:rsid="001677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0">(6) 25 fails this formula. I know this because I wrote a script that brute forces all possibilities, until it finds the first number that does not have any p and a that meet the requirements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import math</text:p>
            <text:p text:style-name="P8">import sympy</text:p>
            <text:p text:style-name="P8"/>
            <text:p text:style-name="P8">foundCounterexample = False</text:p>
            <text:p text:style-name="P8"/>
            <text:p text:style-name="P8">for n in range (1, 100):</text:p>
            <text:p text:style-name="P8"><text:tab/>p = [1]</text:p>
            <text:p text:style-name="P11"><text:span text:style-name="T26"><text:tab/>p.extend([i for i in sympy.sieve.primerange(2, n+1)]) </text:span><text:span text:style-name="T30"># </text:span><text:span text:style-name="T32">a</text:span><text:span text:style-name="T30">ll possible primes </text:span><text:span text:style-name="T34">&lt;=</text:span><text:span text:style-name="T30"> </text:span><text:span text:style-name="T33">n</text:span></text:p>
            <text:p text:style-name="P8"/>
            <text:p text:style-name="P11"><text:span text:style-name="T26"><text:tab/></text:span><text:span text:style-name="T30"># For every p (</text:span><text:span text:style-name="T35">1, and primes &lt;= n)</text:span><text:span text:style-name="T30">, loop through all whole numbers less than or equal to the square root of n</text:span></text:p>
            <text:p text:style-name="P8"><text:tab/>a = 0</text:p>
            <text:p text:style-name="P8"><text:tab/>formulaWorks = False</text:p>
            <text:p text:style-name="P8"><text:tab/>while a &lt;= math.sqrt(n):</text:p>
            <text:p text:style-name="P8"><text:tab/><text:tab/>for prime in p:</text:p>
            <text:p text:style-name="P8"><text:tab/><text:tab/><text:tab/>if (prime + a*a == n):</text:p>
            <text:p text:style-name="P8"><text:tab/><text:tab/><text:tab/><text:tab/>formulaWorks = True</text:p>
            <text:p text:style-name="P8"><text:tab/><text:tab/><text:tab/><text:tab/>print(str(n) + " = " + str(prime) + " + " + str(a) + "^2 = " + str(prime) + " + " + str(a*a))</text:p>
            <text:p text:style-name="P8"><text:tab/><text:tab/><text:tab/><text:tab/>break</text:p>
            <text:p text:style-name="P8"><text:tab/><text:tab/>if (True == formulaWorks):</text:p>
            <text:p text:style-name="P8"><text:tab/><text:tab/><text:tab/>break</text:p>
            <text:p text:style-name="P8"><text:tab/><text:tab/>else:</text:p>
            <text:p text:style-name="P8"><text:tab/><text:tab/><text:tab/>a += 1</text:p>
            <text:p text:style-name="P8"><text:tab/></text:p>
            <text:p text:style-name="P8"><text:tab/>if (False == formulaWorks):</text:p>
            <text:p text:style-name="P8"><text:tab/><text:tab/>print(n, " is just such a number for which this formula fails!")</text:p>
            <text:p text:style-name="P8"><text:tab/><text:tab/>foundCounterexample = True</text:p>
            <text:p text:style-name="P8"><text:tab/><text:tab/>break</text:p>
            <text:p text:style-name="P8"/>
            <text:p text:style-name="P8">if (False == foundCounterexample):</text:p>
            <text:p text:style-name="P8"><text:tab/>print("Could not find any counterexamples :(")</text:p>
          </table:table-cell>
        </table:table-row>
      </table:table>
      <text:p text:style-name="P14"><text:span text:style-name="T21">Output of the script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&gt; python bruteforce.py</text:p>
            <text:p text:style-name="P10">1 = 1 + 0^2 = 1 + 0</text:p>
            <text:p text:style-name="P10">2 = 2 + 0^2 = 2 + 0</text:p>
            <text:p text:style-name="P10">3 = 3 + 0^2 = 3 + 0</text:p>
            <text:p text:style-name="P10">4 = 3 + 1^2 = 3 + 1</text:p>
            <text:p text:style-name="P10">5 = 5 + 0^2 = 5 + 0</text:p>
            <text:p text:style-name="P10">6 = 5 + 1^2 = 5 + 1</text:p>
            <text:p text:style-name="P10">7 = 7 + 0^2 = 7 + 0</text:p>
            <text:p text:style-name="P10">8 = 7 + 1^2 = 7 + 1</text:p>
            <text:p text:style-name="P10">9 = 5 + 2^2 = 5 + 4</text:p>
            <text:p text:style-name="P10">10 = 1 + 3^2 = 1 + 9</text:p>
            <text:p text:style-name="P10">11 = 11 + 0^2 = 11 + 0</text:p>
            <text:p text:style-name="P10">12 = 11 + 1^2 = 11 + 1</text:p>
            <text:p text:style-name="P10">13 = 13 + 0^2 = 13 + 0</text:p>
            <text:p text:style-name="P10">14 = 13 + 1^2 = 13 + 1</text:p>
            <text:p text:style-name="P10">15 = 11 + 2^2 = 11 + 4</text:p>
            <text:p text:style-name="P10">16 = 7 + 3^2 = 7 + 9</text:p>
            <text:p text:style-name="P10">17 = 17 + 0^2 = 17 + 0</text:p>
            <text:p text:style-name="P10">18 = 17 + 1^2 = 17 + 1</text:p>
            <text:p text:style-name="P10">19 = 19 + 0^2 = 19 + 0</text:p>
            <text:p text:style-name="P10">20 = 19 + 1^2 = 19 + 1</text:p>
            <text:p text:style-name="P10">21 = 17 + 2^2 = 17 + 4</text:p>
            <text:p text:style-name="P10">22 = 13 + 3^2 = 13 + 9</text:p>
            <text:p text:style-name="P10">23 = 23 + 0^2 = 23 + 0</text:p>
            <text:p text:style-name="P10">24 = 23 + 1^2 = 23 + 1</text:p>
            <text:p text:style-name="P10">25 <text:s/>is just such a number for which this formula fails!</text:p>
          </table:table-cell>
        </table:table-row>
      </table:table>
      <text:p text:style-name="P15"/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import</text:span> math</text:p>
            <text:p text:style-name="P2"><text:span text:style-name="T1">import</text:span> sympy</text:p>
            <text:p text:style-name="P5"/>
            <text:p text:style-name="P2">foundCounterexample = <text:span text:style-name="T5">False</text:span></text:p>
            <text:p text:style-name="P5"/>
            <text:p text:style-name="P2"><text:span text:style-name="T1">for</text:span> n <text:span text:style-name="T5">in</text:span> <text:span text:style-name="T7">range</text:span> (<text:span text:style-name="T10">1</text:span>, <text:span text:style-name="T10">100</text:span>): <text:span text:style-name="T12">#</text:span><text:span text:style-name="T5">TODO</text:span><text:span text:style-name="T12">: Change for 1 to 100</text:span></text:p>
            <text:p text:style-name="P3">    <text:span text:style-name="T14">p = [</text:span><text:span text:style-name="T11">1</text:span><text:span text:style-name="T14">]</text:span></text:p>
            <text:p text:style-name="P3">    <text:span text:style-name="T14">p.extend([i </text:span><text:span text:style-name="T2">for</text:span><text:span text:style-name="T14"> i </text:span><text:span text:style-name="T6">in</text:span><text:span text:style-name="T14"> sympy.sieve.primerange(</text:span><text:span text:style-name="T11">2</text:span><text:span text:style-name="T14">, n+</text:span><text:span text:style-name="T11">1</text:span><text:span text:style-name="T14">)]) </text:span><text:span text:style-name="T13"># Compute all possible primes less than this number</text:span></text:p>
            <text:p text:style-name="P5"/>
            <text:p text:style-name="P3">    <text:span text:style-name="T13"># For every p, loop through all whole numbers less than or equal to the square root of n</text:span></text:p>
            <text:p text:style-name="P3">    <text:span text:style-name="T14">a = </text:span><text:span text:style-name="T11">0</text:span></text:p>
            <text:p text:style-name="P3">    <text:span text:style-name="T14">formulaWorks = </text:span><text:span text:style-name="T6">False</text:span></text:p>
            <text:p text:style-name="P3">    <text:span text:style-name="T2">while</text:span><text:span text:style-name="T14"> a &lt;= math.sqrt(n):</text:span></text:p>
            <text:p text:style-name="P3">        <text:span text:style-name="T2">for</text:span><text:span text:style-name="T14"> prime </text:span><text:span text:style-name="T6">in</text:span><text:span text:style-name="T14"> p:</text:span></text:p>
            <text:p text:style-name="P3">            <text:span text:style-name="T2">if</text:span><text:span text:style-name="T14"> (prime + a*a == n):</text:span></text:p>
            <text:p text:style-name="P3">                <text:span text:style-name="T14">formulaWorks = </text:span><text:span text:style-name="T6">True</text:span></text:p>
            <text:p text:style-name="P3">                <text:span text:style-name="T13">#print("For the positive integer ", n, ": p = ", prime, " and a = ", a, " (thus a^2 = ", a*a, ")")</text:span></text:p>
            <text:p text:style-name="P3">                <text:span text:style-name="T8">print</text:span><text:span text:style-name="T14">(</text:span><text:span text:style-name="T16">str</text:span><text:span text:style-name="T14">(n) + </text:span><text:span text:style-name="T17">" = "</text:span><text:span text:style-name="T14"> + </text:span><text:span text:style-name="T16">str</text:span><text:span text:style-name="T14">(prime) + </text:span><text:span text:style-name="T17">" + "</text:span><text:span text:style-name="T14"> + </text:span><text:span text:style-name="T16">str</text:span><text:span text:style-name="T14">(a) + </text:span><text:span text:style-name="T17">"^2 = "</text:span><text:span text:style-name="T14"> + </text:span><text:span text:style-name="T16">str</text:span><text:span text:style-name="T14">(prime) + </text:span><text:span text:style-name="T17">" + "</text:span><text:span text:style-name="T14"> + </text:span><text:span text:style-name="T16">str</text:span><text:span text:style-name="T14">(a*a))</text:span></text:p>
            <text:p text:style-name="P3">                <text:span text:style-name="T2">break</text:span></text:p>
            <text:p text:style-name="P3">        <text:span text:style-name="T2">if</text:span><text:span text:style-name="T14"> (</text:span><text:span text:style-name="T6">True</text:span><text:span text:style-name="T14"> == formulaWorks):</text:span></text:p>
            <text:p text:style-name="P3">            <text:span text:style-name="T2">break</text:span></text:p>
            <text:p text:style-name="P3">        <text:span text:style-name="T2">else</text:span><text:span text:style-name="T14">:</text:span></text:p>
            <text:p text:style-name="P3">            <text:span text:style-name="T14">a += </text:span><text:span text:style-name="T11">1</text:span></text:p>
            <text:p text:style-name="P3"/>
            <text:p text:style-name="P3">    <text:span text:style-name="T2">if</text:span><text:span text:style-name="T14"> (</text:span><text:span text:style-name="T6">False</text:span><text:span text:style-name="T14"> == formulaWorks):</text:span></text:p>
            <text:p text:style-name="P3">        <text:span text:style-name="T8">print</text:span><text:span text:style-name="T14">(n, </text:span><text:span text:style-name="T17">" is just such a number for which this formula fails!"</text:span><text:span text:style-name="T14">)</text:span></text:p>
            <text:p text:style-name="P3">        <text:span text:style-name="T14">foundCounterexample = </text:span><text:span text:style-name="T6">True</text:span></text:p>
            <text:p text:style-name="P5"><text:span text:style-name="T4">        </text:span><text:span text:style-name="T3">break</text:span></text:p>
            <text:p text:style-name="P5"><text:span text:style-name="T3"/></text:p>
            <text:p text:style-name="P2"><text:span text:style-name="T1">if</text:span> (<text:span text:style-name="T5">False</text:span> == foundCounterexample):</text:p>
            <text:p text:style-name="P4"><text:span text:style-name="T19">    </text:span><text:span text:style-name="T9">print</text:span><text:span text:style-name="T15">(</text:span><text:span text:style-name="T18">"Could not find any counterexamples :("</text:span><text:span text:style-name="T15">)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23:01:16.271367057</meta:creation-date>
    <meta:print-date>2019-10-01T23:13:16.508885812</meta:print-date>
    <dc:date>2019-10-01T23:14:49.971052501</dc:date>
    <meta:editing-duration>PT13M33S</meta:editing-duration>
    <meta:editing-cycles>9</meta:editing-cycles>
    <meta:generator>LibreOffice/6.3.1.2$Linux_X86_64 LibreOffice_project/30$Build-2</meta:generator>
    <meta:document-statistic meta:table-count="3" meta:image-count="0" meta:object-count="0" meta:page-count="2" meta:paragraph-count="80" meta:word-count="578" meta:character-count="2571" meta:non-whitespace-character-count="1849"/>
  </office:meta>
</office:document-meta>
</file>